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2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bold"/>
    </style:style>
    <style:style style:name="P3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4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5" style:family="paragraph" style:parent-style-name="Text_20_body" style:list-style-name="L1">
      <style:paragraph-properties style:line-height-at-least="0.2291in" fo:widows="1"/>
    </style:style>
    <style:style style:name="P6" style:family="paragraph" style:parent-style-name="Text_20_body" style:list-style-name="L2">
      <style:paragraph-properties style:line-height-at-least="0.2291in" fo:widows="1"/>
    </style:style>
    <style:style style:name="P7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1" style:family="text"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courier new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GEOMETRIC APPLICATIONS OF BINARY SEARCH TREES</text:h>
      <text:p text:style-name="P1"/>
      <text:p text:style-name="P2">1d range search</text:p>
      <text:list xml:id="list9030559517562296413" text:style-name="L1">
        <text:list-item>
          <text:p text:style-name="P5"><text:span text:style-name="T1">How do we use the </text:span><text:span text:style-name="Emphasis"><text:span text:style-name="T1">rank </text:span></text:span><text:span text:style-name="T1">method in BSTs to support 1d range search?</text:span></text:p>
        </text:list-item>
      </text:list>
      <text:p text:style-name="P2">Kd-Trees</text:p>
      <text:list xml:id="list9124006756570506031" text:style-name="L2">
        <text:list-item>
          <text:p text:style-name="P7">Enables rapid 2d range search.</text:p>
        </text:list-item>
        <text:list-item>
          <text:p text:style-name="P7">Enables rapid 2d nearest neighbor search.</text:p>
        </text:list-item>
        <text:list-item>
          <text:p text:style-name="P6"><text:span text:style-name="T1">You should understand all of the details of the </text:span><text:span text:style-name="Teletype"><text:span text:style-name="T2">KdTreeST </text:span></text:span><text:span text:style-name="T1">data type that you wrote for Assignment 5.</text:span></text:p>
        </text:list-item>
      </text:list>
      <text:h text:style-name="P3" text:outline-level="3">Recommended Problems</text:h>
      <text:p text:style-name="P1"><text:span text:style-name="T1">Assignment 5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S</meta:editing-duration>
    <meta:editing-cycles>4</meta:editing-cycles>
    <meta:generator>LibreOffice/4.3.5.2$Windows_x86 LibreOffice_project/3a87456aaa6a95c63eea1c1b3201acedf0751bd5</meta:generator>
    <dc:date>2015-01-22T00:13:04.511000000</dc:date>
    <meta:document-statistic meta:table-count="0" meta:image-count="0" meta:object-count="0" meta:page-count="1" meta:paragraph-count="9" meta:word-count="61" meta:character-count="341" meta:non-whitespace-character-count="292"/>
    <meta:user-defined meta:name="Info 1"/>
    <meta:user-defined meta:name="Info 2"/>
    <meta:user-defined meta:name="Info 3"/>
    <meta:user-defined meta:name="Info 4"/>
  </office:meta>
</office:document-meta>
</file>